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63in"/>
    </style:style>
    <style:style style:name="co2" style:family="table-column">
      <style:table-column-properties fo:break-before="auto" style:column-width="0.4957in"/>
    </style:style>
    <style:style style:name="co3" style:family="table-column">
      <style:table-column-properties fo:break-before="auto" style:column-width="0.7047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780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oup_map_stiles_31Jan2025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.</text:p>
          </table:table-cell>
          <table:table-cell office:value-type="string" calcext:value-type="string">
            <text:p>NameTranslation.</text:p>
          </table:table-cell>
          <table:table-cell office:value-type="string" calcext:value-type="string">
            <text:p>Group.</text:p>
          </table:table-cell>
          <table:table-cell office:value-type="string" calcext:value-type="string">
            <text:p>Subgroup.</text:p>
          </table:table-cell>
          <table:table-cell office:value-type="string" calcext:value-type="string">
            <text:p>SubgroupAuto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Subgroups</text:p>
          </table:table-cell>
        </table:table-row>
        <table:table-row table:style-name="ro1">
          <table:table-cell office:value-type="string" calcext:value-type="string">
            <text:p>-070XA-ADJFLOW.UNIT1@NET1-</text:p>
          </table:table-cell>
          <table:table-cell office:value-type="string" calcext:value-type="string">
            <text:p>Point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070XA</text:p>
          </table:table-cell>
          <table:table-cell table:formula="of:=COM.MICROSOFT.TEXTJOIN(&quot;, &quot;; 1; COM.MICROSOFT.FILTER([.H$2:.H$13]; ISNUMBER(SEARCH([.H$2:.H$13];[.A2])); &quot;&quot;))" office:value-type="string" office:string-value="-070XA" calcext:value-type="string">
            <text:p>-070XA</text:p>
          </table:table-cell>
          <table:table-cell/>
          <table:table-cell office:value-type="string" calcext:value-type="string">
            <text:p>NET1</text:p>
          </table:table-cell>
          <table:table-cell office:value-type="string" calcext:value-type="string">
            <text:p>-070XA</text:p>
          </table:table-cell>
        </table:table-row>
        <table:table-row table:style-name="ro1">
          <table:table-cell office:value-type="string" calcext:value-type="string">
            <text:p>-070XA-ADJFLOW.UNIT1@NET1-</text:p>
          </table:table-cell>
          <table:table-cell office:value-type="string" calcext:value-type="string">
            <text:p>Point2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070XA</text:p>
          </table:table-cell>
          <table:table-cell table:formula="of:=COM.MICROSOFT.TEXTJOIN(&quot;, &quot;; 1; COM.MICROSOFT.FILTER([.H$2:.H$13]; ISNUMBER(SEARCH([.H$2:.H$13];[.A3])); &quot;&quot;))" office:value-type="string" office:string-value="-070XA" calcext:value-type="string">
            <text:p>-070XA</text:p>
          </table:table-cell>
          <table:table-cell table:number-columns-repeated="2"/>
          <table:table-cell office:value-type="string" calcext:value-type="string">
            <text:p>-SPOUT01</text:p>
          </table:table-cell>
        </table:table-row>
        <table:table-row table:style-name="ro1">
          <table:table-cell office:value-type="string" calcext:value-type="string">
            <text:p>-070XA-UNCTRLFLOWB.UNIT1@NET1-</text:p>
          </table:table-cell>
          <table:table-cell office:value-type="string" calcext:value-type="string">
            <text:p>Point3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070XA</text:p>
          </table:table-cell>
          <table:table-cell table:formula="of:=COM.MICROSOFT.TEXTJOIN(&quot;, &quot;; 1; COM.MICROSOFT.FILTER([.H$2:.H$13]; ISNUMBER(SEARCH([.H$2:.H$13];[.A4])); &quot;&quot;))" office:value-type="string" office:string-value="-070XA" calcext:value-type="string">
            <text:p>-070XA</text:p>
          </table:table-cell>
          <table:table-cell table:number-columns-repeated="2"/>
          <table:table-cell office:value-type="float" office:value="-150" calcext:value-type="float">
            <text:p>-150</text:p>
          </table:table-cell>
        </table:table-row>
        <table:table-row table:style-name="ro1">
          <table:table-cell office:value-type="string" calcext:value-type="string">
            <text:p>-070XA-UNCTRLFLOWB.UNIT1@NET1-</text:p>
          </table:table-cell>
          <table:table-cell office:value-type="string" calcext:value-type="string">
            <text:p>Point4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070XA</text:p>
          </table:table-cell>
          <table:table-cell table:formula="of:=COM.MICROSOFT.TEXTJOIN(&quot;, &quot;; 1; COM.MICROSOFT.FILTER([.H$2:.H$13]; ISNUMBER(SEARCH([.H$2:.H$13];[.A5])); &quot;&quot;))" office:value-type="string" office:string-value="-070XA" calcext:value-type="string">
            <text:p>-070XA</text:p>
          </table:table-cell>
          <table:table-cell table:number-columns-repeated="2"/>
          <table:table-cell office:value-type="string" calcext:value-type="string">
            <text:p>-160X</text:p>
          </table:table-cell>
        </table:table-row>
        <table:table-row table:style-name="ro1">
          <table:table-cell office:value-type="string" calcext:value-type="string">
            <text:p>-1400A-SPOUT01.UNIT1@NET1-</text:p>
          </table:table-cell>
          <table:table-cell office:value-type="string" calcext:value-type="string">
            <text:p>Point5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SPOUT01</text:p>
          </table:table-cell>
          <table:table-cell table:formula="of:=COM.MICROSOFT.TEXTJOIN(&quot;, &quot;; 1; COM.MICROSOFT.FILTER([.H$2:.H$13]; ISNUMBER(SEARCH([.H$2:.H$13];[.A6])); &quot;&quot;))" office:value-type="string" office:string-value="-SPOUT01" calcext:value-type="string">
            <text:p>-SPOUT01</text:p>
          </table:table-cell>
          <table:table-cell table:number-columns-repeated="2"/>
          <table:table-cell office:value-type="string" calcext:value-type="string">
            <text:p>-SELD</text:p>
          </table:table-cell>
        </table:table-row>
        <table:table-row table:style-name="ro1">
          <table:table-cell office:value-type="string" calcext:value-type="string">
            <text:p>-1401A-SPOUT01.UNIT1@NET1-</text:p>
          </table:table-cell>
          <table:table-cell office:value-type="string" calcext:value-type="string">
            <text:p>Point6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SPOUT01</text:p>
          </table:table-cell>
          <table:table-cell table:formula="of:=COM.MICROSOFT.TEXTJOIN(&quot;, &quot;; 1; COM.MICROSOFT.FILTER([.H$2:.H$13]; ISNUMBER(SEARCH([.H$2:.H$13];[.A7])); &quot;&quot;))" office:value-type="string" office:string-value="-SPOUT01" calcext:value-type="string">
            <text:p>-SPOUT01</text:p>
          </table:table-cell>
          <table:table-cell table:number-columns-repeated="2"/>
          <table:table-cell office:value-type="string" calcext:value-type="string">
            <text:p>-500</text:p>
          </table:table-cell>
        </table:table-row>
        <table:table-row table:style-name="ro1">
          <table:table-cell office:value-type="string" calcext:value-type="string">
            <text:p>-150XA-ADJFLOW-B1.UNIT1@NET1-</text:p>
          </table:table-cell>
          <table:table-cell office:value-type="string" calcext:value-type="string">
            <text:p>Point7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150</text:p>
          </table:table-cell>
          <table:table-cell table:formula="of:=COM.MICROSOFT.TEXTJOIN(&quot;, &quot;; 1; COM.MICROSOFT.FILTER([.H$2:.H$13]; ISNUMBER(SEARCH([.H$2:.H$13];[.A8])); &quot;&quot;))" office:value-type="string" office:string-value="-150" calcext:value-type="string">
            <text:p>-150</text:p>
          </table:table-cell>
          <table:table-cell table:number-columns-repeated="2"/>
          <table:table-cell office:value-type="string" calcext:value-type="string">
            <text:p>-AIC</text:p>
          </table:table-cell>
        </table:table-row>
        <table:table-row table:style-name="ro1">
          <table:table-cell office:value-type="string" calcext:value-type="string">
            <text:p>-150XA-ADJFLOW-B1.UNIT1@NET1-</text:p>
          </table:table-cell>
          <table:table-cell office:value-type="string" calcext:value-type="string">
            <text:p>Point8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150</text:p>
          </table:table-cell>
          <table:table-cell table:formula="of:=COM.MICROSOFT.TEXTJOIN(&quot;, &quot;; 1; COM.MICROSOFT.FILTER([.H$2:.H$13]; ISNUMBER(SEARCH([.H$2:.H$13];[.A9])); &quot;&quot;))" office:value-type="string" office:string-value="-150" calcext:value-type="string">
            <text:p>-150</text:p>
          </table:table-cell>
          <table:table-cell table:number-columns-repeated="2"/>
          <table:table-cell office:value-type="string" calcext:value-type="string">
            <text:p>-D021P1B</text:p>
          </table:table-cell>
        </table:table-row>
        <table:table-row table:style-name="ro1">
          <table:table-cell office:value-type="string" calcext:value-type="string">
            <text:p>-150XA-TOTA-FLOW.UNIT1@NET1-</text:p>
          </table:table-cell>
          <table:table-cell office:value-type="string" calcext:value-type="string">
            <text:p>Point9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150</text:p>
          </table:table-cell>
          <table:table-cell table:formula="of:=COM.MICROSOFT.TEXTJOIN(&quot;, &quot;; 1; COM.MICROSOFT.FILTER([.H$2:.H$13]; ISNUMBER(SEARCH([.H$2:.H$13];[.A10])); &quot;&quot;))" office:value-type="string" office:string-value="-150" calcext:value-type="string">
            <text:p>-150</text:p>
          </table:table-cell>
          <table:table-cell table:number-columns-repeated="2"/>
          <table:table-cell office:value-type="string" calcext:value-type="string">
            <text:p>-FI-</text:p>
          </table:table-cell>
        </table:table-row>
        <table:table-row table:style-name="ro1">
          <table:table-cell office:value-type="string" calcext:value-type="string">
            <text:p>-150XA-TOTB-FLOW.UNIT1@NET1-</text:p>
          </table:table-cell>
          <table:table-cell office:value-type="string" calcext:value-type="string">
            <text:p>Point10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150</text:p>
          </table:table-cell>
          <table:table-cell table:formula="of:=COM.MICROSOFT.TEXTJOIN(&quot;, &quot;; 1; COM.MICROSOFT.FILTER([.H$2:.H$13]; ISNUMBER(SEARCH([.H$2:.H$13];[.A11])); &quot;&quot;))" office:value-type="string" office:string-value="-150" calcext:value-type="string">
            <text:p>-150</text:p>
          </table:table-cell>
          <table:table-cell table:number-columns-repeated="2"/>
          <table:table-cell office:value-type="string" calcext:value-type="string">
            <text:p>-I-</text:p>
          </table:table-cell>
        </table:table-row>
        <table:table-row table:style-name="ro1">
          <table:table-cell office:value-type="string" calcext:value-type="string">
            <text:p>-160XA-TOTA-FLOW.UNIT1@NET1-</text:p>
          </table:table-cell>
          <table:table-cell office:value-type="string" calcext:value-type="string">
            <text:p>Point1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160X</text:p>
          </table:table-cell>
          <table:table-cell table:formula="of:=COM.MICROSOFT.TEXTJOIN(&quot;, &quot;; 1; COM.MICROSOFT.FILTER([.H$2:.H$13]; ISNUMBER(SEARCH([.H$2:.H$13];[.A12])); &quot;&quot;))" office:value-type="string" office:string-value="-160X" calcext:value-type="string">
            <text:p>-160X</text:p>
          </table:table-cell>
          <table:table-cell table:number-columns-repeated="2"/>
          <table:table-cell office:value-type="string" calcext:value-type="string">
            <text:p>-O-1</text:p>
          </table:table-cell>
        </table:table-row>
        <table:table-row table:style-name="ro1">
          <table:table-cell office:value-type="string" calcext:value-type="string">
            <text:p>-5000C.UNIT1@NET1-</text:p>
          </table:table-cell>
          <table:table-cell office:value-type="string" calcext:value-type="string">
            <text:p>Point12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500</text:p>
          </table:table-cell>
          <table:table-cell table:formula="of:=COM.MICROSOFT.TEXTJOIN(&quot;, &quot;; 1; COM.MICROSOFT.FILTER([.H$2:.H$13]; ISNUMBER(SEARCH([.H$2:.H$13];[.A13])); &quot;&quot;))" office:value-type="string" office:string-value="-500" calcext:value-type="string">
            <text:p>-500</text:p>
          </table:table-cell>
          <table:table-cell table:number-columns-repeated="2"/>
          <table:table-cell office:value-type="string" calcext:value-type="string">
            <text:p>-OCB</text:p>
          </table:table-cell>
        </table:table-row>
        <table:table-row table:style-name="ro1">
          <table:table-cell office:value-type="string" calcext:value-type="string">
            <text:p>-5004C.UNIT1@NET1-</text:p>
          </table:table-cell>
          <table:table-cell office:value-type="string" calcext:value-type="string">
            <text:p>Point13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500</text:p>
          </table:table-cell>
          <table:table-cell table:formula="of:=COM.MICROSOFT.TEXTJOIN(&quot;, &quot;; 1; COM.MICROSOFT.FILTER([.H$2:.H$13]; ISNUMBER(SEARCH([.H$2:.H$13];[.A14])); &quot;&quot;))" office:value-type="string" office:string-value="-500" calcext:value-type="string">
            <text:p>-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5005C.UNIT1@NET1-</text:p>
          </table:table-cell>
          <table:table-cell office:value-type="string" calcext:value-type="string">
            <text:p>Point14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500</text:p>
          </table:table-cell>
          <table:table-cell table:formula="of:=COM.MICROSOFT.TEXTJOIN(&quot;, &quot;; 1; COM.MICROSOFT.FILTER([.H$2:.H$13]; ISNUMBER(SEARCH([.H$2:.H$13];[.A15])); &quot;&quot;))" office:value-type="string" office:string-value="-500" calcext:value-type="string">
            <text:p>-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AIC-400.UNIT1@NET1-</text:p>
          </table:table-cell>
          <table:table-cell office:value-type="string" calcext:value-type="string">
            <text:p>Point15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AIC</text:p>
          </table:table-cell>
          <table:table-cell table:formula="of:=COM.MICROSOFT.TEXTJOIN(&quot;, &quot;; 1; COM.MICROSOFT.FILTER([.H$2:.H$13]; ISNUMBER(SEARCH([.H$2:.H$13];[.A16])); &quot;&quot;))" office:value-type="string" office:string-value="-AIC" calcext:value-type="string">
            <text:p>-A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AIC-402.UNIT1@NET1-</text:p>
          </table:table-cell>
          <table:table-cell office:value-type="string" calcext:value-type="string">
            <text:p>Point16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AIC</text:p>
          </table:table-cell>
          <table:table-cell table:formula="of:=COM.MICROSOFT.TEXTJOIN(&quot;, &quot;; 1; COM.MICROSOFT.FILTER([.H$2:.H$13]; ISNUMBER(SEARCH([.H$2:.H$13];[.A17])); &quot;&quot;))" office:value-type="string" office:string-value="-AIC" calcext:value-type="string">
            <text:p>-A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AIC-404.UNIT1@NET1-</text:p>
          </table:table-cell>
          <table:table-cell office:value-type="string" calcext:value-type="string">
            <text:p>Point17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AIC</text:p>
          </table:table-cell>
          <table:table-cell table:formula="of:=COM.MICROSOFT.TEXTJOIN(&quot;, &quot;; 1; COM.MICROSOFT.FILTER([.H$2:.H$13]; ISNUMBER(SEARCH([.H$2:.H$13];[.A18])); &quot;&quot;))" office:value-type="string" office:string-value="-AIC" calcext:value-type="string">
            <text:p>-A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AIC-412.UNIT1@NET1-</text:p>
          </table:table-cell>
          <table:table-cell office:value-type="string" calcext:value-type="string">
            <text:p>Point18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AIC</text:p>
          </table:table-cell>
          <table:table-cell table:formula="of:=COM.MICROSOFT.TEXTJOIN(&quot;, &quot;; 1; COM.MICROSOFT.FILTER([.H$2:.H$13]; ISNUMBER(SEARCH([.H$2:.H$13];[.A19])); &quot;&quot;))" office:value-type="string" office:string-value="-AIC" calcext:value-type="string">
            <text:p>-A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AIC-414.UNIT1@NET1-</text:p>
          </table:table-cell>
          <table:table-cell office:value-type="string" calcext:value-type="string">
            <text:p>Point19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AIC</text:p>
          </table:table-cell>
          <table:table-cell table:formula="of:=COM.MICROSOFT.TEXTJOIN(&quot;, &quot;; 1; COM.MICROSOFT.FILTER([.H$2:.H$13]; ISNUMBER(SEARCH([.H$2:.H$13];[.A20])); &quot;&quot;))" office:value-type="string" office:string-value="-AIC" calcext:value-type="string">
            <text:p>-A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021P1B5L1.UNIT1@NET1-</text:p>
          </table:table-cell>
          <table:table-cell office:value-type="string" calcext:value-type="string">
            <text:p>Point20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D021P1B</text:p>
          </table:table-cell>
          <table:table-cell table:formula="of:=COM.MICROSOFT.TEXTJOIN(&quot;, &quot;; 1; COM.MICROSOFT.FILTER([.H$2:.H$13]; ISNUMBER(SEARCH([.H$2:.H$13];[.A21])); &quot;&quot;))" office:value-type="string" office:string-value="-D021P1B" calcext:value-type="string">
            <text:p>-D021P1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021P1B5L2.UNIT1@NET1-</text:p>
          </table:table-cell>
          <table:table-cell office:value-type="string" calcext:value-type="string">
            <text:p>Point2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D021P1B</text:p>
          </table:table-cell>
          <table:table-cell table:formula="of:=COM.MICROSOFT.TEXTJOIN(&quot;, &quot;; 1; COM.MICROSOFT.FILTER([.H$2:.H$13]; ISNUMBER(SEARCH([.H$2:.H$13];[.A22])); &quot;&quot;))" office:value-type="string" office:string-value="-D021P1B" calcext:value-type="string">
            <text:p>-D021P1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021P1B6L7.UNIT1@NET1-</text:p>
          </table:table-cell>
          <table:table-cell office:value-type="string" calcext:value-type="string">
            <text:p>Point22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D021P1B</text:p>
          </table:table-cell>
          <table:table-cell table:formula="of:=COM.MICROSOFT.TEXTJOIN(&quot;, &quot;; 1; COM.MICROSOFT.FILTER([.H$2:.H$13]; ISNUMBER(SEARCH([.H$2:.H$13];[.A23])); &quot;&quot;))" office:value-type="string" office:string-value="-D021P1B" calcext:value-type="string">
            <text:p>-D021P1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021P1B6L8.UNIT1@NET1-</text:p>
          </table:table-cell>
          <table:table-cell office:value-type="string" calcext:value-type="string">
            <text:p>Point23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D021P1B</text:p>
          </table:table-cell>
          <table:table-cell table:formula="of:=COM.MICROSOFT.TEXTJOIN(&quot;, &quot;; 1; COM.MICROSOFT.FILTER([.H$2:.H$13]; ISNUMBER(SEARCH([.H$2:.H$13];[.A24])); &quot;&quot;))" office:value-type="string" office:string-value="-D021P1B" calcext:value-type="string">
            <text:p>-D021P1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021P1B7L1.UNIT1@NET1-</text:p>
          </table:table-cell>
          <table:table-cell office:value-type="string" calcext:value-type="string">
            <text:p>Point24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D021P1B</text:p>
          </table:table-cell>
          <table:table-cell table:formula="of:=COM.MICROSOFT.TEXTJOIN(&quot;, &quot;; 1; COM.MICROSOFT.FILTER([.H$2:.H$13]; ISNUMBER(SEARCH([.H$2:.H$13];[.A25])); &quot;&quot;))" office:value-type="string" office:string-value="-D021P1B" calcext:value-type="string">
            <text:p>-D021P1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021P1B7L2.UNIT1@NET1-</text:p>
          </table:table-cell>
          <table:table-cell office:value-type="string" calcext:value-type="string">
            <text:p>Point25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D021P1B</text:p>
          </table:table-cell>
          <table:table-cell table:formula="of:=COM.MICROSOFT.TEXTJOIN(&quot;, &quot;; 1; COM.MICROSOFT.FILTER([.H$2:.H$13]; ISNUMBER(SEARCH([.H$2:.H$13];[.A26])); &quot;&quot;))" office:value-type="string" office:string-value="-D021P1B" calcext:value-type="string">
            <text:p>-D021P1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021P1B8L8.UNIT1@NET1-</text:p>
          </table:table-cell>
          <table:table-cell office:value-type="string" calcext:value-type="string">
            <text:p>Point26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D021P1B</text:p>
          </table:table-cell>
          <table:table-cell table:formula="of:=COM.MICROSOFT.TEXTJOIN(&quot;, &quot;; 1; COM.MICROSOFT.FILTER([.H$2:.H$13]; ISNUMBER(SEARCH([.H$2:.H$13];[.A27])); &quot;&quot;))" office:value-type="string" office:string-value="-D021P1B" calcext:value-type="string">
            <text:p>-D021P1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-301-302.UNIT1@NET1-</text:p>
          </table:table-cell>
          <table:table-cell office:value-type="string" calcext:value-type="string">
            <text:p>Point27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FI-</text:p>
          </table:table-cell>
          <table:table-cell table:formula="of:=COM.MICROSOFT.TEXTJOIN(&quot;, &quot;; 1; COM.MICROSOFT.FILTER([.H$2:.H$13]; ISNUMBER(SEARCH([.H$2:.H$13];[.A28])); &quot;&quot;))" office:value-type="string" office:string-value="-FI-" calcext:value-type="string">
            <text:p>-F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-301.UNIT1@NET1-</text:p>
          </table:table-cell>
          <table:table-cell office:value-type="string" calcext:value-type="string">
            <text:p>Point28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FI-</text:p>
          </table:table-cell>
          <table:table-cell table:formula="of:=COM.MICROSOFT.TEXTJOIN(&quot;, &quot;; 1; COM.MICROSOFT.FILTER([.H$2:.H$13]; ISNUMBER(SEARCH([.H$2:.H$13];[.A29])); &quot;&quot;))" office:value-type="string" office:string-value="-FI-" calcext:value-type="string">
            <text:p>-F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-302.UNIT1@NET1-</text:p>
          </table:table-cell>
          <table:table-cell office:value-type="string" calcext:value-type="string">
            <text:p>Point29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FI-</text:p>
          </table:table-cell>
          <table:table-cell table:formula="of:=COM.MICROSOFT.TEXTJOIN(&quot;, &quot;; 1; COM.MICROSOFT.FILTER([.H$2:.H$13]; ISNUMBER(SEARCH([.H$2:.H$13];[.A30])); &quot;&quot;))" office:value-type="string" office:string-value="-FI-" calcext:value-type="string">
            <text:p>-F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-311-312.UNIT1@NET1-</text:p>
          </table:table-cell>
          <table:table-cell office:value-type="string" calcext:value-type="string">
            <text:p>Point30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FI-</text:p>
          </table:table-cell>
          <table:table-cell table:formula="of:=COM.MICROSOFT.TEXTJOIN(&quot;, &quot;; 1; COM.MICROSOFT.FILTER([.H$2:.H$13]; ISNUMBER(SEARCH([.H$2:.H$13];[.A31])); &quot;&quot;))" office:value-type="string" office:string-value="-FI-" calcext:value-type="string">
            <text:p>-F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-311.UNIT1@NET1-</text:p>
          </table:table-cell>
          <table:table-cell office:value-type="string" calcext:value-type="string">
            <text:p>Point3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FI-</text:p>
          </table:table-cell>
          <table:table-cell table:formula="of:=COM.MICROSOFT.TEXTJOIN(&quot;, &quot;; 1; COM.MICROSOFT.FILTER([.H$2:.H$13]; ISNUMBER(SEARCH([.H$2:.H$13];[.A32])); &quot;&quot;))" office:value-type="string" office:string-value="-FI-" calcext:value-type="string">
            <text:p>-F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-312.UNIT1@NET1-</text:p>
          </table:table-cell>
          <table:table-cell office:value-type="string" calcext:value-type="string">
            <text:p>Point32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FI-</text:p>
          </table:table-cell>
          <table:table-cell table:formula="of:=COM.MICROSOFT.TEXTJOIN(&quot;, &quot;; 1; COM.MICROSOFT.FILTER([.H$2:.H$13]; ISNUMBER(SEARCH([.H$2:.H$13];[.A33])); &quot;&quot;))" office:value-type="string" office:string-value="-FI-" calcext:value-type="string">
            <text:p>-F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-401.UNIT1@NET1-</text:p>
          </table:table-cell>
          <table:table-cell office:value-type="string" calcext:value-type="string">
            <text:p>Point33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FI-</text:p>
          </table:table-cell>
          <table:table-cell table:formula="of:=COM.MICROSOFT.TEXTJOIN(&quot;, &quot;; 1; COM.MICROSOFT.FILTER([.H$2:.H$13]; ISNUMBER(SEARCH([.H$2:.H$13];[.A34])); &quot;&quot;))" office:value-type="string" office:string-value="-FI-" calcext:value-type="string">
            <text:p>-F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-405-415.UNIT1@NET1-</text:p>
          </table:table-cell>
          <table:table-cell office:value-type="string" calcext:value-type="string">
            <text:p>Point34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FI-</text:p>
          </table:table-cell>
          <table:table-cell table:formula="of:=COM.MICROSOFT.TEXTJOIN(&quot;, &quot;; 1; COM.MICROSOFT.FILTER([.H$2:.H$13]; ISNUMBER(SEARCH([.H$2:.H$13];[.A35])); &quot;&quot;))" office:value-type="string" office:string-value="-FI-" calcext:value-type="string">
            <text:p>-F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-405.UNIT1@NET1-</text:p>
          </table:table-cell>
          <table:table-cell office:value-type="string" calcext:value-type="string">
            <text:p>Point35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FI-</text:p>
          </table:table-cell>
          <table:table-cell table:formula="of:=COM.MICROSOFT.TEXTJOIN(&quot;, &quot;; 1; COM.MICROSOFT.FILTER([.H$2:.H$13]; ISNUMBER(SEARCH([.H$2:.H$13];[.A36])); &quot;&quot;))" office:value-type="string" office:string-value="-FI-" calcext:value-type="string">
            <text:p>-F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-415.UNIT1@NET1-</text:p>
          </table:table-cell>
          <table:table-cell office:value-type="string" calcext:value-type="string">
            <text:p>Point36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FI-</text:p>
          </table:table-cell>
          <table:table-cell table:formula="of:=COM.MICROSOFT.TEXTJOIN(&quot;, &quot;; 1; COM.MICROSOFT.FILTER([.H$2:.H$13]; ISNUMBER(SEARCH([.H$2:.H$13];[.A37])); &quot;&quot;))" office:value-type="string" office:string-value="-FI-" calcext:value-type="string">
            <text:p>-F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I-0300A.UNIT1@NET1-</text:p>
          </table:table-cell>
          <table:table-cell office:value-type="string" calcext:value-type="string">
            <text:p>Point37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I-</text:p>
          </table:table-cell>
          <table:table-cell table:formula="of:=COM.MICROSOFT.TEXTJOIN(&quot;, &quot;; 1; COM.MICROSOFT.FILTER([.H$2:.H$13]; ISNUMBER(SEARCH([.H$2:.H$13];[.A38])); &quot;&quot;))" office:value-type="string" office:string-value="-I-" calcext:value-type="string">
            <text:p>-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I-0704A.UNIT1@NET1-</text:p>
          </table:table-cell>
          <table:table-cell office:value-type="string" calcext:value-type="string">
            <text:p>Point38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I-</text:p>
          </table:table-cell>
          <table:table-cell table:formula="of:=COM.MICROSOFT.TEXTJOIN(&quot;, &quot;; 1; COM.MICROSOFT.FILTER([.H$2:.H$13]; ISNUMBER(SEARCH([.H$2:.H$13];[.A39])); &quot;&quot;))" office:value-type="string" office:string-value="-I-" calcext:value-type="string">
            <text:p>-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I-0803A.UNIT1@NET1-</text:p>
          </table:table-cell>
          <table:table-cell office:value-type="string" calcext:value-type="string">
            <text:p>Point39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I-</text:p>
          </table:table-cell>
          <table:table-cell table:formula="of:=COM.MICROSOFT.TEXTJOIN(&quot;, &quot;; 1; COM.MICROSOFT.FILTER([.H$2:.H$13]; ISNUMBER(SEARCH([.H$2:.H$13];[.A40])); &quot;&quot;))" office:value-type="string" office:string-value="-I-" calcext:value-type="string">
            <text:p>-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I-0805A.UNIT1@NET1-</text:p>
          </table:table-cell>
          <table:table-cell office:value-type="string" calcext:value-type="string">
            <text:p>Point40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I-</text:p>
          </table:table-cell>
          <table:table-cell table:formula="of:=COM.MICROSOFT.TEXTJOIN(&quot;, &quot;; 1; COM.MICROSOFT.FILTER([.H$2:.H$13]; ISNUMBER(SEARCH([.H$2:.H$13];[.A41])); &quot;&quot;))" office:value-type="string" office:string-value="-I-" calcext:value-type="string">
            <text:p>-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I-0807A.UNIT1@NET1-</text:p>
          </table:table-cell>
          <table:table-cell office:value-type="string" calcext:value-type="string">
            <text:p>Point4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I-</text:p>
          </table:table-cell>
          <table:table-cell table:formula="of:=COM.MICROSOFT.TEXTJOIN(&quot;, &quot;; 1; COM.MICROSOFT.FILTER([.H$2:.H$13]; ISNUMBER(SEARCH([.H$2:.H$13];[.A42])); &quot;&quot;))" office:value-type="string" office:string-value="-I-" calcext:value-type="string">
            <text:p>-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I-1510A.UNIT1@NET1-</text:p>
          </table:table-cell>
          <table:table-cell office:value-type="string" calcext:value-type="string">
            <text:p>Point42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I-</text:p>
          </table:table-cell>
          <table:table-cell table:formula="of:=COM.MICROSOFT.TEXTJOIN(&quot;, &quot;; 1; COM.MICROSOFT.FILTER([.H$2:.H$13]; ISNUMBER(SEARCH([.H$2:.H$13];[.A43])); &quot;&quot;))" office:value-type="string" office:string-value="-I-" calcext:value-type="string">
            <text:p>-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I-1513A.UNIT1@NET1-</text:p>
          </table:table-cell>
          <table:table-cell office:value-type="string" calcext:value-type="string">
            <text:p>Point43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I-</text:p>
          </table:table-cell>
          <table:table-cell table:formula="of:=COM.MICROSOFT.TEXTJOIN(&quot;, &quot;; 1; COM.MICROSOFT.FILTER([.H$2:.H$13]; ISNUMBER(SEARCH([.H$2:.H$13];[.A44])); &quot;&quot;))" office:value-type="string" office:string-value="-I-" calcext:value-type="string">
            <text:p>-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I-1602A.UNIT1@NET1-</text:p>
          </table:table-cell>
          <table:table-cell office:value-type="string" calcext:value-type="string">
            <text:p>Point44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I-</text:p>
          </table:table-cell>
          <table:table-cell table:formula="of:=COM.MICROSOFT.TEXTJOIN(&quot;, &quot;; 1; COM.MICROSOFT.FILTER([.H$2:.H$13]; ISNUMBER(SEARCH([.H$2:.H$13];[.A45])); &quot;&quot;))" office:value-type="string" office:string-value="-I-" calcext:value-type="string">
            <text:p>-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I-1603A.UNIT1@NET1-</text:p>
          </table:table-cell>
          <table:table-cell office:value-type="string" calcext:value-type="string">
            <text:p>Point45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I-</text:p>
          </table:table-cell>
          <table:table-cell table:formula="of:=COM.MICROSOFT.TEXTJOIN(&quot;, &quot;; 1; COM.MICROSOFT.FILTER([.H$2:.H$13]; ISNUMBER(SEARCH([.H$2:.H$13];[.A46])); &quot;&quot;))" office:value-type="string" office:string-value="-I-" calcext:value-type="string">
            <text:p>-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I-1604A.UNIT1@NET1-</text:p>
          </table:table-cell>
          <table:table-cell office:value-type="string" calcext:value-type="string">
            <text:p>Point46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I-</text:p>
          </table:table-cell>
          <table:table-cell table:formula="of:=COM.MICROSOFT.TEXTJOIN(&quot;, &quot;; 1; COM.MICROSOFT.FILTER([.H$2:.H$13]; ISNUMBER(SEARCH([.H$2:.H$13];[.A47])); &quot;&quot;))" office:value-type="string" office:string-value="-I-" calcext:value-type="string">
            <text:p>-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I-1607A.UNIT1@NET1-</text:p>
          </table:table-cell>
          <table:table-cell office:value-type="string" calcext:value-type="string">
            <text:p>Point47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I-</text:p>
          </table:table-cell>
          <table:table-cell table:formula="of:=COM.MICROSOFT.TEXTJOIN(&quot;, &quot;; 1; COM.MICROSOFT.FILTER([.H$2:.H$13]; ISNUMBER(SEARCH([.H$2:.H$13];[.A48])); &quot;&quot;))" office:value-type="string" office:string-value="-I-" calcext:value-type="string">
            <text:p>-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I-1902A.UNIT1@NET1-</text:p>
          </table:table-cell>
          <table:table-cell office:value-type="string" calcext:value-type="string">
            <text:p>Point48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I-</text:p>
          </table:table-cell>
          <table:table-cell table:formula="of:=COM.MICROSOFT.TEXTJOIN(&quot;, &quot;; 1; COM.MICROSOFT.FILTER([.H$2:.H$13]; ISNUMBER(SEARCH([.H$2:.H$13];[.A49])); &quot;&quot;))" office:value-type="string" office:string-value="-I-" calcext:value-type="string">
            <text:p>-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I-2000A.UNIT1@NET1-</text:p>
          </table:table-cell>
          <table:table-cell office:value-type="string" calcext:value-type="string">
            <text:p>Point49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I-</text:p>
          </table:table-cell>
          <table:table-cell table:formula="of:=COM.MICROSOFT.TEXTJOIN(&quot;, &quot;; 1; COM.MICROSOFT.FILTER([.H$2:.H$13]; ISNUMBER(SEARCH([.H$2:.H$13];[.A50])); &quot;&quot;))" office:value-type="string" office:string-value="-I-" calcext:value-type="string">
            <text:p>-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I-2102A.UNIT1@NET1-</text:p>
          </table:table-cell>
          <table:table-cell office:value-type="string" calcext:value-type="string">
            <text:p>Point50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I-</text:p>
          </table:table-cell>
          <table:table-cell table:formula="of:=COM.MICROSOFT.TEXTJOIN(&quot;, &quot;; 1; COM.MICROSOFT.FILTER([.H$2:.H$13]; ISNUMBER(SEARCH([.H$2:.H$13];[.A51])); &quot;&quot;))" office:value-type="string" office:string-value="-I-" calcext:value-type="string">
            <text:p>-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I-2103A.UNIT1@NET1-</text:p>
          </table:table-cell>
          <table:table-cell office:value-type="string" calcext:value-type="string">
            <text:p>Point5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I-</text:p>
          </table:table-cell>
          <table:table-cell table:formula="of:=COM.MICROSOFT.TEXTJOIN(&quot;, &quot;; 1; COM.MICROSOFT.FILTER([.H$2:.H$13]; ISNUMBER(SEARCH([.H$2:.H$13];[.A52])); &quot;&quot;))" office:value-type="string" office:string-value="-I-" calcext:value-type="string">
            <text:p>-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I-2104A.UNIT1@NET1-</text:p>
          </table:table-cell>
          <table:table-cell office:value-type="string" calcext:value-type="string">
            <text:p>Point52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I-</text:p>
          </table:table-cell>
          <table:table-cell table:formula="of:=COM.MICROSOFT.TEXTJOIN(&quot;, &quot;; 1; COM.MICROSOFT.FILTER([.H$2:.H$13]; ISNUMBER(SEARCH([.H$2:.H$13];[.A53])); &quot;&quot;))" office:value-type="string" office:string-value="-I-" calcext:value-type="string">
            <text:p>-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I-2600A.UNIT1@NET1-</text:p>
          </table:table-cell>
          <table:table-cell office:value-type="string" calcext:value-type="string">
            <text:p>Point53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I-</text:p>
          </table:table-cell>
          <table:table-cell table:formula="of:=COM.MICROSOFT.TEXTJOIN(&quot;, &quot;; 1; COM.MICROSOFT.FILTER([.H$2:.H$13]; ISNUMBER(SEARCH([.H$2:.H$13];[.A54])); &quot;&quot;))" office:value-type="string" office:string-value="-I-" calcext:value-type="string">
            <text:p>-I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I-5005A.UNIT1@NET1-</text:p>
          </table:table-cell>
          <table:table-cell office:value-type="string" calcext:value-type="string">
            <text:p>Point54</text:p>
          </table:table-cell>
          <table:table-cell office:value-type="string" calcext:value-type="string">
            <text:p>NET1</text:p>
          </table:table-cell>
          <table:table-cell/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O-1400A.UNIT1@NET1-</text:p>
          </table:table-cell>
          <table:table-cell office:value-type="string" calcext:value-type="string">
            <text:p>Point55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O-1</text:p>
          </table:table-cell>
          <table:table-cell table:formula="of:=COM.MICROSOFT.TEXTJOIN(&quot;, &quot;; 1; COM.MICROSOFT.FILTER([.H$2:.H$13]; ISNUMBER(SEARCH([.H$2:.H$13];[.A56])); &quot;&quot;))" office:value-type="string" office:string-value="-O-1" calcext:value-type="string">
            <text:p>-O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O-1400C.UNIT1@NET1-</text:p>
          </table:table-cell>
          <table:table-cell office:value-type="string" calcext:value-type="string">
            <text:p>Point56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O-1</text:p>
          </table:table-cell>
          <table:table-cell table:formula="of:=COM.MICROSOFT.TEXTJOIN(&quot;, &quot;; 1; COM.MICROSOFT.FILTER([.H$2:.H$13]; ISNUMBER(SEARCH([.H$2:.H$13];[.A57])); &quot;&quot;))" office:value-type="string" office:string-value="-O-1" calcext:value-type="string">
            <text:p>-O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O-1401A.UNIT1@NET1-</text:p>
          </table:table-cell>
          <table:table-cell office:value-type="string" calcext:value-type="string">
            <text:p>Point57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O-1</text:p>
          </table:table-cell>
          <table:table-cell table:formula="of:=COM.MICROSOFT.TEXTJOIN(&quot;, &quot;; 1; COM.MICROSOFT.FILTER([.H$2:.H$13]; ISNUMBER(SEARCH([.H$2:.H$13];[.A58])); &quot;&quot;))" office:value-type="string" office:string-value="-O-1" calcext:value-type="string">
            <text:p>-O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O-1401C.UNIT1@NET1-</text:p>
          </table:table-cell>
          <table:table-cell office:value-type="string" calcext:value-type="string">
            <text:p>Point58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O-1</text:p>
          </table:table-cell>
          <table:table-cell table:formula="of:=COM.MICROSOFT.TEXTJOIN(&quot;, &quot;; 1; COM.MICROSOFT.FILTER([.H$2:.H$13]; ISNUMBER(SEARCH([.H$2:.H$13];[.A59])); &quot;&quot;))" office:value-type="string" office:string-value="-O-1" calcext:value-type="string">
            <text:p>-O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OCB0001008-TOUT.UNIT1@NET1-</text:p>
          </table:table-cell>
          <table:table-cell office:value-type="string" calcext:value-type="string">
            <text:p>Point59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OCB</text:p>
          </table:table-cell>
          <table:table-cell table:formula="of:=COM.MICROSOFT.TEXTJOIN(&quot;, &quot;; 1; COM.MICROSOFT.FILTER([.H$2:.H$13]; ISNUMBER(SEARCH([.H$2:.H$13];[.A60])); &quot;&quot;))" office:value-type="string" office:string-value="-OCB" calcext:value-type="string">
            <text:p>-O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OCB000B005-OUT.UNIT1@NET1-</text:p>
          </table:table-cell>
          <table:table-cell office:value-type="string" calcext:value-type="string">
            <text:p>Point60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OCB</text:p>
          </table:table-cell>
          <table:table-cell table:formula="of:=COM.MICROSOFT.TEXTJOIN(&quot;, &quot;; 1; COM.MICROSOFT.FILTER([.H$2:.H$13]; ISNUMBER(SEARCH([.H$2:.H$13];[.A61])); &quot;&quot;))" office:value-type="string" office:string-value="-OCB" calcext:value-type="string">
            <text:p>-O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OCB000B00C-TOUT.UNIT1@NET1-</text:p>
          </table:table-cell>
          <table:table-cell office:value-type="string" calcext:value-type="string">
            <text:p>Point6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OCB</text:p>
          </table:table-cell>
          <table:table-cell table:formula="of:=COM.MICROSOFT.TEXTJOIN(&quot;, &quot;; 1; COM.MICROSOFT.FILTER([.H$2:.H$13]; ISNUMBER(SEARCH([.H$2:.H$13];[.A62])); &quot;&quot;))" office:value-type="string" office:string-value="-OCB" calcext:value-type="string">
            <text:p>-O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OCB006E017-OUT.UNIT1@NET1-</text:p>
          </table:table-cell>
          <table:table-cell office:value-type="string" calcext:value-type="string">
            <text:p>Point62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OCB</text:p>
          </table:table-cell>
          <table:table-cell table:formula="of:=COM.MICROSOFT.TEXTJOIN(&quot;, &quot;; 1; COM.MICROSOFT.FILTER([.H$2:.H$13]; ISNUMBER(SEARCH([.H$2:.H$13];[.A63])); &quot;&quot;))" office:value-type="string" office:string-value="-OCB" calcext:value-type="string">
            <text:p>-O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OCB006E017-TRKN.UNIT1@NET1-</text:p>
          </table:table-cell>
          <table:table-cell office:value-type="string" calcext:value-type="string">
            <text:p>Point63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OCB</text:p>
          </table:table-cell>
          <table:table-cell table:formula="of:=COM.MICROSOFT.TEXTJOIN(&quot;, &quot;; 1; COM.MICROSOFT.FILTER([.H$2:.H$13]; ISNUMBER(SEARCH([.H$2:.H$13];[.A64])); &quot;&quot;))" office:value-type="string" office:string-value="-OCB" calcext:value-type="string">
            <text:p>-O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OCB006E017-TRKY.UNIT1@NET1-</text:p>
          </table:table-cell>
          <table:table-cell office:value-type="string" calcext:value-type="string">
            <text:p>Point64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OCB</text:p>
          </table:table-cell>
          <table:table-cell table:formula="of:=COM.MICROSOFT.TEXTJOIN(&quot;, &quot;; 1; COM.MICROSOFT.FILTER([.H$2:.H$13]; ISNUMBER(SEARCH([.H$2:.H$13];[.A65])); &quot;&quot;))" office:value-type="string" office:string-value="-OCB" calcext:value-type="string">
            <text:p>-O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OCB006E01A-TOUT.UNIT1@NET1-</text:p>
          </table:table-cell>
          <table:table-cell office:value-type="string" calcext:value-type="string">
            <text:p>Point65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OCB</text:p>
          </table:table-cell>
          <table:table-cell table:formula="of:=COM.MICROSOFT.TEXTJOIN(&quot;, &quot;; 1; COM.MICROSOFT.FILTER([.H$2:.H$13]; ISNUMBER(SEARCH([.H$2:.H$13];[.A66])); &quot;&quot;))" office:value-type="string" office:string-value="-OCB" calcext:value-type="string">
            <text:p>-O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OCB006E01D-OUT.UNIT1@NET1-</text:p>
          </table:table-cell>
          <table:table-cell office:value-type="string" calcext:value-type="string">
            <text:p>Point66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OCB</text:p>
          </table:table-cell>
          <table:table-cell table:formula="of:=COM.MICROSOFT.TEXTJOIN(&quot;, &quot;; 1; COM.MICROSOFT.FILTER([.H$2:.H$13]; ISNUMBER(SEARCH([.H$2:.H$13];[.A67])); &quot;&quot;))" office:value-type="string" office:string-value="-OCB" calcext:value-type="string">
            <text:p>-O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OCB006E01D-TRKN.UNIT1@NET1-</text:p>
          </table:table-cell>
          <table:table-cell office:value-type="string" calcext:value-type="string">
            <text:p>Point67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OCB</text:p>
          </table:table-cell>
          <table:table-cell table:formula="of:=COM.MICROSOFT.TEXTJOIN(&quot;, &quot;; 1; COM.MICROSOFT.FILTER([.H$2:.H$13]; ISNUMBER(SEARCH([.H$2:.H$13];[.A68])); &quot;&quot;))" office:value-type="string" office:string-value="-OCB" calcext:value-type="string">
            <text:p>-O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OCB006E01D-TRKY.UNIT1@NET1-</text:p>
          </table:table-cell>
          <table:table-cell office:value-type="string" calcext:value-type="string">
            <text:p>Point68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OCB</text:p>
          </table:table-cell>
          <table:table-cell table:formula="of:=COM.MICROSOFT.TEXTJOIN(&quot;, &quot;; 1; COM.MICROSOFT.FILTER([.H$2:.H$13]; ISNUMBER(SEARCH([.H$2:.H$13];[.A69])); &quot;&quot;))" office:value-type="string" office:string-value="-OCB" calcext:value-type="string">
            <text:p>-O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OCB006E01E-OUT.UNIT1@NET1-</text:p>
          </table:table-cell>
          <table:table-cell office:value-type="string" calcext:value-type="string">
            <text:p>Point69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OCB</text:p>
          </table:table-cell>
          <table:table-cell table:formula="of:=COM.MICROSOFT.TEXTJOIN(&quot;, &quot;; 1; COM.MICROSOFT.FILTER([.H$2:.H$13]; ISNUMBER(SEARCH([.H$2:.H$13];[.A70])); &quot;&quot;))" office:value-type="string" office:string-value="-OCB" calcext:value-type="string">
            <text:p>-O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OCB006E01E-TOUT.UNIT1@NET1-</text:p>
          </table:table-cell>
          <table:table-cell office:value-type="string" calcext:value-type="string">
            <text:p>Point70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OCB</text:p>
          </table:table-cell>
          <table:table-cell table:formula="of:=COM.MICROSOFT.TEXTJOIN(&quot;, &quot;; 1; COM.MICROSOFT.FILTER([.H$2:.H$13]; ISNUMBER(SEARCH([.H$2:.H$13];[.A71])); &quot;&quot;))" office:value-type="string" office:string-value="-OCB" calcext:value-type="string">
            <text:p>-O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OCB006E02A-OUT.UNIT1@NET1-</text:p>
          </table:table-cell>
          <table:table-cell office:value-type="string" calcext:value-type="string">
            <text:p>Point7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OCB</text:p>
          </table:table-cell>
          <table:table-cell table:formula="of:=COM.MICROSOFT.TEXTJOIN(&quot;, &quot;; 1; COM.MICROSOFT.FILTER([.H$2:.H$13]; ISNUMBER(SEARCH([.H$2:.H$13];[.A72])); &quot;&quot;))" office:value-type="string" office:string-value="-OCB" calcext:value-type="string">
            <text:p>-O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OCB006E02A-TRK1.UNIT1@NET1-</text:p>
          </table:table-cell>
          <table:table-cell office:value-type="string" calcext:value-type="string">
            <text:p>Point72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OCB</text:p>
          </table:table-cell>
          <table:table-cell table:formula="of:=COM.MICROSOFT.TEXTJOIN(&quot;, &quot;; 1; COM.MICROSOFT.FILTER([.H$2:.H$13]; ISNUMBER(SEARCH([.H$2:.H$13];[.A73])); &quot;&quot;))" office:value-type="string" office:string-value="-OCB" calcext:value-type="string">
            <text:p>-O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OCB006E02A-TRK2.UNIT1@NET1-</text:p>
          </table:table-cell>
          <table:table-cell office:value-type="string" calcext:value-type="string">
            <text:p>Point73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-OCB</text:p>
          </table:table-cell>
          <table:table-cell table:formula="of:=COM.MICROSOFT.TEXTJOIN(&quot;, &quot;; 1; COM.MICROSOFT.FILTER([.H$2:.H$13]; ISNUMBER(SEARCH([.H$2:.H$13];[.A74])); &quot;&quot;))" office:value-type="string" office:string-value="-OCB" calcext:value-type="string">
            <text:p>-OCB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 style:data-style-name="N2" text:time-value="17:16:44.1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08T17:19:53.810000000</dc:date>
    <meta:editing-duration>PT2H13M21S</meta:editing-duration>
    <meta:editing-cycles>10</meta:editing-cycles>
    <meta:generator>LibreOffice/24.8.0.3$Windows_X86_64 LibreOffice_project/0bdf1299c94fe897b119f97f3c613e9dca6be583</meta:generator>
    <meta:document-statistic meta:table-count="1" meta:cell-count="384" meta:object-count="0"/>
  </office:meta>
</office:document-meta>
</file>